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806cm" fo:min-width="2.742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.232cm" fo:min-width="1.908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1.418cm" fo:min-width="3.482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1.232cm" fo:min-width="2.27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1.048cm" fo:min-width="3.575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1.88cm" fo:min-width="3.575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2.066cm" fo:min-width="4.872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25cm" fo:min-width="2.65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3.64cm" fo:min-width="2.278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232cm" fo:min-width="3.112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232cm" fo:min-width="2.65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14cm" fo:min-width="2.742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048cm" fo:min-width="2.65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3.454cm" fo:min-width="2.556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2.066cm" fo:min-width="3.76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2.436cm" fo:min-width="2.926cm"/>
    </style:style>
    <style:style style:name="gr18" style:family="graphic" style:parent-style-name="standard">
      <style:graphic-properties svg:stroke-width="0.018cm" svg:stroke-color="#000000" draw:marker-start="Circle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736cm" fo:min-width="3.486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1.696cm" fo:min-width="3.112cm"/>
    </style:style>
    <style:style style:name="gr22" style:family="graphic" style:parent-style-name="standard">
      <style:graphic-properties svg:stroke-color="#000000" draw:fill-color="#ffffff" draw:textarea-horizontal-align="justify" draw:textarea-vertical-align="top" draw:auto-grow-height="false" fo:min-height="1.974cm" fo:min-width="3.1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3.5cm" svg:height="3.3cm" svg:x="7.4cm" svg:y="7.3cm">
          <text:p text:style-name="P1"><text:span text:style-name="T1">SuseImageProfile</text:span></text:p>
          <text:p text:style-name="P2"><text:span text:style-name="T1">- id</text:span></text:p>
          <text:p text:style-name="P2"><text:span text:style-name="T1">- label</text:span></text:p>
          <text:p text:style-name="P2"><text:span text:style-name="T1">- org_id</text:span></text:p>
          <text:p text:style-name="P2"><text:span text:style-name="T1">- activation_key_id</text:span></text:p>
          <text:p text:style-name="P2"><text:span text:style-name="T1">- image_typ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6" draw:id="id6" draw:layer="layout" svg:width="2.6cm" svg:height="1.6cm" svg:x="16.6cm" svg:y="8.8cm">
          <text:p text:style-name="P2"><text:span text:style-name="T2">rhnChannel</text:span></text:p>
          <text:p text:style-name="P2"><text:span text:style-name="T2">- id</text:span></text:p>
          <text:p text:style-name="P2"><text:span text:style-name="T2">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" draw:id="id5" draw:layer="layout" svg:width="4.3cm" svg:height="1.8cm" svg:x="12cm" svg:y="7.2cm">
          <text:p text:style-name="P2"><text:span text:style-name="T2">rhnRegTokenChannels</text:span></text:p>
          <text:p text:style-name="P2"><text:span text:style-name="T2">- token_id</text:span></text:p>
          <text:p text:style-name="P2"><text:span text:style-name="T2">- channel_id</text:span></text:p>
          <text:p text:style-name="P2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" draw:id="id7" draw:layer="layout" svg:width="3cm" svg:height="1.6cm" svg:x="2.4cm" svg:y="16cm">
          <text:p text:style-name="P2"><text:span text:style-name="T2">SuseCustomState</text:span></text:p>
          <text:p text:style-name="P2"><text:span text:style-name="T2">- id</text:span></text:p>
          <text:p text:style-name="P2"><text:span text:style-name="T2">...</text:span></text:p>
          <text:p text:style-name="P2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3" draw:id="id3" draw:layer="layout" svg:width="4.4cm" svg:height="1.4cm" svg:x="1.7cm" svg:y="10.4cm">
          <text:p text:style-name="P2"><text:span text:style-name="T2">SuseImageProfileState</text:span></text:p>
          <text:p text:style-name="P2"><text:span text:style-name="T2">- profile_id</text:span></text:p>
          <text:p text:style-name="P2"><text:span text:style-name="T2">- state_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xml:id="id2" draw:id="id2" draw:layer="layout" svg:width="4.4cm" svg:height="2.3cm" svg:x="1.7cm" svg:y="2.1cm">
          <text:p text:style-name="P2"><text:span text:style-name="T2">SuseProfileFormula</text:span></text:p>
          <text:p text:style-name="P2"><text:span text:style-name="T2">- formula_id</text:span></text:p>
          <text:p text:style-name="P2"><text:span text:style-name="T2">- profile_id</text:span></text:p>
          <text:p text:style-name="P2"><text:span text:style-name="T2">- val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7.2cm" svg:y1="4.05cm" svg:x2="6.1cm" svg:y2="3.25cm" draw:start-shape="id1" draw:start-glue-point="5" draw:end-shape="id2" draw:end-glue-point="7" svg:d="M7200 4050h-549v-800h-551" svg:viewBox="0 0 1101 801">
          <text:p/>
        </draw:connector>
        <draw:connector draw:style-name="gr7" draw:text-style-name="P1" draw:layer="layout" svg:x1="7.2cm" svg:y1="4.05cm" svg:x2="6.1cm" svg:y2="11.1cm" draw:start-shape="id1" draw:start-glue-point="5" draw:end-shape="id3" draw:end-glue-point="7" svg:d="M7200 4050h-549v7050h-551" svg:viewBox="0 0 1101 7051">
          <text:p/>
        </draw:connector>
        <draw:connector draw:style-name="gr7" draw:text-style-name="P1" draw:layer="layout" svg:x1="10.9cm" svg:y1="8.95cm" svg:x2="12cm" svg:y2="8.1cm" draw:start-shape="id4" draw:start-glue-point="7" draw:end-shape="id5" draw:end-glue-point="5" svg:d="M10900 8950h551v-850h549" svg:viewBox="0 0 1101 851">
          <text:p/>
        </draw:connector>
        <draw:connector draw:style-name="gr7" draw:text-style-name="P1" draw:layer="layout" svg:x1="14.15cm" svg:y1="9cm" svg:x2="16.6cm" svg:y2="9.6cm" draw:start-shape="id5" draw:start-glue-point="6" draw:end-shape="id6" draw:end-glue-point="5" svg:d="M14150 9000v600h2450" svg:viewBox="0 0 2451 601">
          <text:p/>
        </draw:connector>
        <draw:connector draw:style-name="gr7" draw:text-style-name="P1" draw:layer="layout" svg:x1="3.9cm" svg:y1="11.8cm" svg:x2="3.9cm" svg:y2="16cm" draw:start-shape="id3" draw:start-glue-point="6" draw:end-shape="id7" draw:end-glue-point="4" svg:d="M3900 11800v4200" svg:viewBox="0 0 1 4201">
          <text:p/>
        </draw:connector>
        <draw:custom-shape draw:style-name="gr8" draw:text-style-name="P4" xml:id="id8" draw:id="id8" draw:layer="layout" svg:width="5.8cm" svg:height="2.5cm" svg:x="8cm" svg:y="14.8cm">
          <text:p text:style-name="P2"><text:span text:style-name="T2">SuseImageProfileCustomDataValue</text:span></text:p>
          <text:p text:style-name="P2"><text:span text:style-name="T2">- profile_id</text:span></text:p>
          <text:p text:style-name="P2"><text:span text:style-name="T2">- key_id</text:span></text:p>
          <text:p text:style-name="P2"><text:span text:style-name="T2">- value</text:span></text:p>
          <text:p text:style-name="P2"><text:span text:style-name="T2">...</text:span></text:p>
          <text:p text:style-name="P2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xml:id="id9" draw:id="id9" draw:layer="layout" svg:width="3.4cm" svg:height="1.7cm" svg:x="13.8cm" svg:y="17.5cm">
          <text:p text:style-name="P2"><text:span text:style-name="T2">RhnCustomDataKey</text:span></text:p>
          <text:p text:style-name="P2"><text:span text:style-name="T2">- id</text:span></text:p>
          <text:p text:style-name="P2"><text:span text:style-name="T2">..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9.15cm" svg:y1="10.6cm" svg:x2="10.9cm" svg:y2="14.8cm" draw:start-shape="id4" draw:start-glue-point="6" draw:end-shape="id8" svg:d="M9150 10600v2101h1750v2099" svg:viewBox="0 0 1751 4201">
          <text:p/>
        </draw:connector>
        <draw:connector draw:style-name="gr7" draw:text-style-name="P1" draw:layer="layout" svg:x1="10.9cm" svg:y1="17.3cm" svg:x2="13.8cm" svg:y2="18.35cm" draw:start-shape="id8" draw:start-glue-point="6" draw:end-shape="id9" draw:end-glue-point="5" svg:d="M10900 17300v1050h2900" svg:viewBox="0 0 2901 1051">
          <text:p/>
        </draw:connector>
        <draw:custom-shape draw:style-name="gr10" draw:text-style-name="P4" xml:id="id10" draw:id="id10" draw:layer="layout" svg:width="3cm" svg:height="4.2cm" svg:x="24.9cm" svg:y="2.7cm">
          <text:p text:style-name="P2"><text:span text:style-name="T2">SuseImageInfo</text:span></text:p>
          <text:p text:style-name="P2"><text:span text:style-name="T2">- id</text:span></text:p>
          <text:p text:style-name="P2"><text:span text:style-name="T2">- name</text:span></text:p>
          <text:p text:style-name="P2"><text:span text:style-name="T2">- version</text:span></text:p>
          <text:p text:style-name="P2"><text:span text:style-name="T2">- checksum</text:span></text:p>
          <text:p text:style-name="P2"><text:span text:style-name="T2">- profile_id</text:span></text:p>
          <text:p text:style-name="P2"><text:span text:style-name="T2">- store_id</text:span></text:p>
          <text:p text:style-name="P2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4" xml:id="id15" draw:id="id15" draw:layer="layout" svg:width="3.9cm" svg:height="1.6cm" svg:x="20.5cm" svg:y="6.7cm">
          <text:p text:style-name="P2"><text:span text:style-name="T2">SuseImageChannel</text:span></text:p>
          <text:p text:style-name="P2"><text:span text:style-name="T2">- image_id</text:span></text:p>
          <text:p text:style-name="P2"><text:span text:style-name="T2">- channel_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4" xml:id="id12" draw:id="id12" draw:layer="layout" svg:width="3.4cm" svg:height="1.6cm" svg:x="14.9cm" svg:y="11.1cm">
          <text:p text:style-name="P2"><text:span text:style-name="T2">RhnPackageName</text:span></text:p>
          <text:p text:style-name="P2"><text:span text:style-name="T2">- id</text:span></text:p>
          <text:p text:style-name="P2"><text:span text:style-name="T2">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4" xml:id="id13" draw:id="id13" draw:layer="layout" svg:width="3.5cm" svg:height="1.5cm" svg:x="14.8cm" svg:y="12.9cm">
          <text:p text:style-name="P2"><text:span text:style-name="T2">RhnPackageEVR</text:span></text:p>
          <text:p text:style-name="P2"><text:span text:style-name="T2">- id</text:span></text:p>
          <text:p text:style-name="P2"><text:span text:style-name="T2">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xml:id="id14" draw:id="id14" draw:layer="layout" svg:width="3.4cm" svg:height="1.4cm" svg:x="14.8cm" svg:y="14.6cm">
          <text:p text:style-name="P2"><text:span text:style-name="T2">RhnPackageArch</text:span></text:p>
          <text:p text:style-name="P2"><text:span text:style-name="T2">- id</text:span></text:p>
          <text:p text:style-name="P2"><text:span text:style-name="T2">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4" xml:id="id11" draw:id="id11" draw:layer="layout" svg:width="3.3cm" svg:height="4cm" svg:x="19.8cm" svg:y="11.1cm">
          <text:p text:style-name="P2"><text:span text:style-name="T2">SuseImagePackage</text:span></text:p>
          <text:p text:style-name="P2"><text:span text:style-name="T2">- image_id</text:span></text:p>
          <text:p text:style-name="P2"><text:span text:style-name="T2">- name_id</text:span></text:p>
          <text:p text:style-name="P2"><text:span text:style-name="T2">- evr_id</text:span></text:p>
          <text:p text:style-name="P2"><text:span text:style-name="T2">- arch_id</text:span></text:p>
          <text:p text:style-name="P2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26.4cm" svg:y1="6.9cm" svg:x2="21.45cm" svg:y2="11.1cm" draw:start-shape="id10" draw:start-glue-point="6" draw:end-shape="id11" draw:end-glue-point="4" svg:d="M26400 6900v2101h-4950v2099" svg:viewBox="0 0 4951 4201">
          <text:p/>
        </draw:connector>
        <draw:connector draw:style-name="gr7" draw:text-style-name="P1" draw:layer="layout" svg:x1="19.8cm" svg:y1="13.1cm" svg:x2="18.3cm" svg:y2="11.9cm" draw:start-shape="id11" draw:start-glue-point="5" draw:end-shape="id12" draw:end-glue-point="7" svg:d="M19800 13100h-749v-1200h-751" svg:viewBox="0 0 1501 1201">
          <text:p/>
        </draw:connector>
        <draw:connector draw:style-name="gr7" draw:text-style-name="P1" draw:layer="layout" svg:x1="19.8cm" svg:y1="13.1cm" svg:x2="18.3cm" svg:y2="13.65cm" draw:start-shape="id11" draw:start-glue-point="5" draw:end-shape="id13" draw:end-glue-point="7" svg:d="M19800 13100h-749v550h-751" svg:viewBox="0 0 1501 551">
          <text:p/>
        </draw:connector>
        <draw:connector draw:style-name="gr7" draw:text-style-name="P1" draw:layer="layout" svg:x1="19.8cm" svg:y1="13.1cm" svg:x2="18.2cm" svg:y2="15.3cm" draw:start-shape="id11" draw:start-glue-point="5" draw:end-shape="id14" draw:end-glue-point="7" svg:d="M19800 13100h-799v2200h-801" svg:viewBox="0 0 1601 2201">
          <text:p/>
        </draw:connector>
        <draw:connector draw:style-name="gr7" draw:text-style-name="P1" draw:layer="layout" svg:x1="24.9cm" svg:y1="4.8cm" svg:x2="22.45cm" svg:y2="6.7cm" draw:start-shape="id10" draw:start-glue-point="5" draw:end-shape="id15" draw:end-glue-point="4" svg:d="M24900 4800h-2450v1900" svg:viewBox="0 0 2451 1901">
          <text:p/>
        </draw:connector>
        <draw:connector draw:style-name="gr7" draw:text-style-name="P1" draw:layer="layout" svg:x1="20.5cm" svg:y1="7.5cm" svg:x2="19.2cm" svg:y2="9.6cm" draw:start-shape="id15" draw:start-glue-point="5" draw:end-shape="id6" draw:end-glue-point="7" svg:d="M20500 7500h-649v2100h-651" svg:viewBox="0 0 1301 2101">
          <text:p/>
        </draw:connector>
        <draw:custom-shape draw:style-name="gr16" draw:text-style-name="P4" xml:id="id16" draw:id="id16" draw:layer="layout" svg:width="4.6cm" svg:height="2.5cm" svg:x="18.7cm" svg:y="17.1cm">
          <text:p text:style-name="P2"><text:span text:style-name="T2">SuseImageCustomDataValue</text:span></text:p>
          <text:p text:style-name="P2"><text:span text:style-name="T2">- image_id</text:span></text:p>
          <text:p text:style-name="P2"><text:span text:style-name="T2">- key_id</text:span></text:p>
          <text:p text:style-name="P2"><text:span text:style-name="T2">- value</text:span></text:p>
          <text:p text:style-name="P2"><text:span text:style-name="T2">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17.2cm" svg:y1="18.35cm" svg:x2="18.7cm" svg:y2="18.35cm" draw:start-shape="id9" draw:start-glue-point="7" draw:end-shape="id16" svg:d="M17200 18350h1500" svg:viewBox="0 0 1501 1">
          <text:p/>
        </draw:connector>
        <draw:connector draw:style-name="gr7" draw:text-style-name="P1" draw:layer="layout" svg:x1="27.9cm" svg:y1="4.8cm" svg:x2="23.3cm" svg:y2="18.35cm" draw:start-shape="id10" draw:start-glue-point="7" draw:end-shape="id16" draw:end-glue-point="7" svg:d="M27900 4800h502v13550h-5102" svg:viewBox="0 0 5103 13551">
          <text:p/>
        </draw:connector>
        <draw:custom-shape draw:style-name="gr17" draw:text-style-name="P4" draw:layer="layout" svg:width="3.7cm" svg:height="2.9cm" svg:x="19.7cm" svg:y="1.1cm">
          <text:p text:style-name="P2"><text:span text:style-name="T2">SuseImageStore</text:span></text:p>
          <text:p text:style-name="P2"><text:span text:style-name="T2">- id</text:span></text:p>
          <text:p text:style-name="P2"><text:span text:style-name="T2">- name</text:span></text:p>
          <text:p text:style-name="P2"><text:span text:style-name="T2">- store_type</text:span></text:p>
          <text:p text:style-name="P2"><text:span text:style-name="T2">- uri</text:span></text:p>
          <text:p text:style-name="P2"><text:span text:style-name="T2">- credential_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8" draw:text-style-name="P1" draw:layer="layout" svg:x1="15.6cm" svg:y1="2.4cm" svg:x2="19.6cm" svg:y2="2.1cm">
          <text:p/>
        </draw:line>
        <draw:line draw:style-name="gr19" draw:text-style-name="P1" draw:layer="layout" svg:x1="24.9cm" svg:y1="5.7cm" svg:x2="23cm" svg:y2="2cm">
          <text:p/>
        </draw:line>
        <draw:line draw:style-name="gr19" draw:text-style-name="P1" draw:layer="layout" svg:x1="24.9cm" svg:y1="5.2cm" svg:x2="10.6cm" svg:y2="7.2cm">
          <text:p/>
        </draw:line>
        <draw:custom-shape draw:style-name="gr20" draw:text-style-name="P4" xml:id="id17" draw:id="id17" draw:layer="layout" svg:width="4.2cm" svg:height="2.2cm" svg:x="1.8cm" svg:y="6.2cm">
          <text:p text:style-name="P2"><text:span text:style-name="T2">SuseFormula</text:span></text:p>
          <text:p text:style-name="P2"><text:span text:style-name="T2">- id</text:span></text:p>
          <text:p text:style-name="P2"><text:span text:style-name="T2">- name (?)</text:span></text:p>
          <text:p text:style-name="P2"><text:span text:style-name="T2">- 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9cm" svg:y1="4.4cm" svg:x2="3.9cm" svg:y2="6.2cm" draw:start-shape="id2" draw:start-glue-point="6" draw:end-shape="id17" draw:end-glue-point="0" svg:d="M3900 4400v1800" svg:viewBox="0 0 1 1801">
          <text:p/>
        </draw:connector>
        <draw:custom-shape draw:style-name="gr21" draw:text-style-name="P3" xml:id="id1" draw:id="id1" draw:layer="layout" svg:width="3.9cm" svg:height="2.1cm" svg:x="7.2cm" svg:y="3cm">
          <text:p text:style-name="P1"><text:span text:style-name="T1">SuseDockerSLSProfile</text:span></text:p>
          <text:p text:style-name="P2"><text:span text:style-name="T1">- profile_id</text:span></text:p>
          <text:p text:style-name="P2"><text:span text:style-name="T1">- base_image_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9.15cm" svg:y1="5.1cm" svg:x2="9.15cm" svg:y2="7.3cm" draw:start-shape="id1" draw:start-glue-point="6" draw:end-shape="id4" draw:end-glue-point="4" svg:d="M9150 5100v2200" svg:viewBox="0 0 1 2201">
          <text:p/>
        </draw:connector>
        <draw:custom-shape draw:style-name="gr22" draw:text-style-name="P3" xml:id="id18" draw:id="id18" draw:layer="layout" svg:width="3.9cm" svg:height="2.4cm" svg:x="11.6cm" svg:y="1.2cm">
          <text:p text:style-name="P1"><text:span text:style-name="T1">SuseDockerfileProfile</text:span></text:p>
          <text:p text:style-name="P2"><text:span text:style-name="T1">- profile_id</text:span></text:p>
          <text:p text:style-name="P2"><text:span text:style-name="T1">- store_id</text:span></text:p>
          <text:p text:style-name="P2"><text:span text:style-name="T1">- gitur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13.55cm" svg:y1="3.6cm" svg:x2="9.15cm" svg:y2="7.3cm" draw:start-shape="id18" draw:start-glue-point="6" draw:end-shape="id4" draw:end-glue-point="4" svg:d="M13550 3600v1851h-4400v1849" svg:viewBox="0 0 4401 3701">
          <text:p/>
        </draw:connector>
        <draw:line draw:style-name="gr19" draw:text-style-name="P1" draw:layer="layout" svg:x1="11.2cm" svg:y1="4.3cm" svg:x2="24.7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13:12:58.518337173</meta:creation-date>
    <dc:date>2017-01-17T11:58:21.923251947</dc:date>
    <meta:editing-duration>PT2H21M51S</meta:editing-duration>
    <meta:editing-cycles>7</meta:editing-cycles>
    <meta:generator>LibreOffice/5.2.3.3$Linux_X86_64 LibreOffice_project/20m0$Build-3</meta:generator>
    <meta:document-statistic meta:object-count="41"/>
  </office:meta>
</office:document-meta>
</file>